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2000003205B51C4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.4953in" svg:width="1.6752in" svg:height="4.8902in" draw:z-index="0"><draw:image xlink:href="Pictures/1000020100000112000003205B51C4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25in" fo:page-height="7.3799in" style:num-format="1" style:paper-tray-name="Bypass Tray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1:06:43</meta:creation-date>
    <meta:print-date>2013-10-01T11:15:02</meta:print-date>
    <dc:date>2013-10-01T11:19:4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0.4.2$Linux_X86_64 LibreOffice_project/400m0$Build-2</meta:generator>
  </office:meta>
</office:document-meta>
</file>